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E000000EC8E9BB23652E42597.jpg" manifest:media-type="image/jpeg"/>
  <manifest:file-entry manifest:full-path="Pictures/100000000000059E000005B9D82C495322A47BE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Verdana" svg:font-family="Verdana, Geneva, sans-serif"/>
    <style:font-face style:name="trebuchet ms" svg:font-family="'trebuchet ms', arial, sans-serif"/>
    <style:font-face style:name="Courier New" svg:font-family="'Courier New'" style:font-family-generic="modern"/>
    <style:font-face style:name="Arial2" svg:font-family="Arial" style:font-family-generic="swiss"/>
    <style:font-face style:name="ArialMT" svg:font-family="ArialMT, 'MS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officeooo:paragraph-rsid="001bd1e9" style:font-size-asian="12pt" style:font-size-complex="12pt"/>
    </style:style>
    <style:style style:name="P2" style:family="paragraph" style:parent-style-name="Standard" style:list-style-name="L2">
      <style:paragraph-properties fo:margin-top="0cm" fo:margin-bottom="0cm" loext:contextual-spacing="false" fo:text-align="justify" style:justify-single-word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rsid="001d12c1" officeooo:paragraph-rsid="001d12c1" style:font-size-asian="12pt" style:font-style-asian="normal" style:font-size-complex="12pt" style:font-style-complex="normal"/>
    </style:style>
    <style:style style:name="P3" style:family="paragraph" style:parent-style-name="Standard" style:list-style-name="L2">
      <style:paragraph-properties fo:margin-top="0cm" fo:margin-bottom="0cm" loext:contextual-spacing="false" fo:text-align="justify" style:justify-single-word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rsid="001d12c1" officeooo:paragraph-rsid="001f5720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3.175cm"/>
          <style:tab-stop style:position="14.503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officeooo:paragraph-rsid="001a3a17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officeooo:paragraph-rsid="0017aac7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officeooo:paragraph-rsid="001861d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3.175cm"/>
          <style:tab-stop style:position="14.503cm" style:type="right" style:leader-style="dotted" style:leader-text="."/>
        </style:tab-stops>
      </style:paragraph-properties>
      <style:text-properties fo:font-size="10pt" officeooo:paragraph-rsid="0017aac7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fo:letter-spacing="-0.007cm" officeooo:paragraph-rsid="001a3a17" style:font-size-asian="10pt" style:font-name-complex="Arial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0.011cm" fo:font-weight="bold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0pt" officeooo:paragraph-rsid="0017aac7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officeooo:paragraph-rsid="001bd1e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paragraph-rsid="001bd1e9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rsid="001d12c1" officeooo:paragraph-rsid="001d12c1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rsid="001d12c1" officeooo:paragraph-rsid="001de9fb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font-style="normal" officeooo:rsid="002018c2" officeooo:paragraph-rsid="002018c2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letter-spacing="-0.009cm" fo:font-style="normal" officeooo:rsid="00223617" officeooo:paragraph-rsid="00223617" style:font-size-asian="12pt" style:font-style-asian="normal" style:font-name-complex="Arial" style:font-size-complex="12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size="12pt" fo:letter-spacing="-0.009cm" fo:font-style="normal" officeooo:rsid="00223617" officeooo:paragraph-rsid="00223617" style:font-size-asian="12pt" style:font-style-asian="normal" style:font-name-complex="Arial" style:font-size-complex="12pt" style:font-style-complex="normal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2.501cm" fo:margin-right="0cm" fo:margin-top="0cm" fo:margin-bottom="0cm" loext:contextual-spacing="false" fo:line-height="100%" fo:text-indent="1.251cm" style:auto-text-indent="false" style:text-autospace="none"/>
      <style:text-properties fo:font-size="10pt" style:font-size-asian="10pt" style:font-name-complex="Arial" style:font-size-complex="10pt"/>
    </style:style>
    <style:style style:name="P33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aac7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letter-spacing="-0.007cm" style:font-size-asian="10pt" style:font-name-complex="Arial" style:font-size-complex="10pt"/>
    </style:style>
    <style:style style:name="T8" style:family="text">
      <style:text-properties fo:font-size="10pt" fo:letter-spacing="-0.007cm" fo:font-weight="bold" officeooo:rsid="0017aac7" style:font-size-asian="10pt" style:font-weight-asian="bold" style:font-name-complex="Arial" style:font-size-complex="10pt" style:font-weight-complex="bold"/>
    </style:style>
    <style:style style:name="T9" style:family="text">
      <style:text-properties fo:font-size="10pt" fo:letter-spacing="-0.007cm" fo:font-weight="bold" officeooo:rsid="001861dd" style:font-size-asian="10pt" style:font-weight-asian="bold" style:font-name-complex="Arial" style:font-size-complex="10pt" style:font-weight-complex="bold"/>
    </style:style>
    <style:style style:name="T10" style:family="text">
      <style:text-properties fo:font-size="10pt" fo:letter-spacing="-0.007cm" fo:font-style="italic" style:font-size-asian="10pt" style:font-style-asian="italic" style:font-name-complex="Arial" style:font-size-complex="10pt"/>
    </style:style>
    <style:style style:name="T11" style:family="text">
      <style:text-properties fo:font-size="10pt" fo:letter-spacing="0.011cm" fo:font-weight="bold" style:font-size-asian="10pt" style:font-weight-asian="bold" style:font-name-complex="Arial" style:font-size-complex="10pt"/>
    </style:style>
    <style:style style:name="T12" style:family="text">
      <style:text-properties style:font-name-complex="Arial"/>
    </style:style>
    <style:style style:name="T13" style:family="text">
      <style:text-properties style:font-name-asian="Arial"/>
    </style:style>
    <style:style style:name="T14" style:family="text">
      <style:text-properties fo:letter-spacing="-0.007cm" style:font-name-complex="Arial"/>
    </style:style>
    <style:style style:name="T15" style:family="text">
      <style:text-properties fo:letter-spacing="-0.007cm" officeooo:rsid="001e0dbc" style:font-name-complex="Arial"/>
    </style:style>
    <style:style style:name="T16" style:family="text">
      <style:text-properties fo:letter-spacing="-0.007cm" officeooo:rsid="001f5720" style:font-name-complex="Arial"/>
    </style:style>
    <style:style style:name="T17" style:family="text">
      <style:text-properties fo:letter-spacing="-0.007cm" officeooo:rsid="001de9fb" style:font-name-complex="Arial"/>
    </style:style>
    <style:style style:name="T18" style:family="text">
      <style:text-properties fo:letter-spacing="-0.007cm" officeooo:rsid="0021a099" style:font-name-complex="Arial"/>
    </style:style>
    <style:style style:name="T19" style:family="text">
      <style:text-properties fo:letter-spacing="-0.007cm" fo:font-style="italic" style:font-style-asian="italic" style:font-name-complex="Arial"/>
    </style:style>
    <style:style style:name="T20" style:family="text">
      <style:text-properties fo:font-style="italic" style:font-style-asian="italic" style:font-name-complex="Arial"/>
    </style:style>
    <style:style style:name="T21" style:family="text">
      <style:text-properties fo:letter-spacing="-0.009cm" fo:font-style="italic" style:font-style-asian="italic" style:font-name-complex="Arial"/>
    </style:style>
    <style:style style:name="T22" style:family="text">
      <style:text-properties fo:letter-spacing="-0.009cm" style:font-name-complex="Arial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17aac7" style:font-weight-asian="bold" style:font-weight-complex="bold"/>
    </style:style>
    <style:style style:name="T25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tyle="normal" style:font-style-asian="normal" style:font-name-complex="Arial" style:font-style-complex="normal"/>
    </style:style>
    <style:style style:name="T27" style:family="text">
      <style:text-properties fo:font-style="normal" officeooo:rsid="001bd1e9" style:font-style-asian="normal" style:font-name-complex="Arial" style:font-style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d12c1"/>
    </style:style>
    <style:style style:name="T30" style:family="text">
      <style:text-properties style:font-name="Arial" fo:font-size="10pt" fo:letter-spacing="-0.007cm" style:font-size-asian="10pt" style:font-name-complex="Arial" style:font-size-complex="10pt"/>
    </style:style>
    <style:style style:name="T31" style:family="text">
      <style:text-properties officeooo:rsid="001bd1e9"/>
    </style:style>
    <style:style style:name="T32" style:family="text">
      <style:text-properties officeooo:rsid="001d12c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1">B.2. Modelo de Anteproyecto para PFG</text:span></text:p>
      <text:p text:style-name="P18"/>
      <text:p text:style-name="P9">GRADO EN: <text:tab/><text:tab/><text:span text:style-name="T3">X</text:span> Ingeniería Informática</text:p>
      <text:p text:style-name="P32">□<text:span text:style-name="T13"> </text:span>Ingeniería en Tecnologías de la Información</text:p>
      <text:p text:style-name="P10"/>
      <text:p text:style-name="P4"><text:span text:style-name="T7">ESTUDIANTE: </text:span><text:span text:style-name="T8">M</text:span><text:span text:style-name="T9">isrraim Suárez Pérez</text:span><text:span text:style-name="T5"><text:tab/></text:span></text:p>
      <text:p text:style-name="P5"><text:span text:style-name="T7">Datos de contacto: <text:tab/>Dirección electrónica: </text:span><text:span text:style-name="T8">misrraimsp@gmail.com</text:span></text:p>
      <text:p text:style-name="P5"><text:span text:style-name="T7"><text:tab/>Teléfono: </text:span><text:span text:style-name="T8">650 334 817</text:span></text:p>
      <text:p text:style-name="P5"><text:span text:style-name="T7"><text:tab/>Dirección postal: </text:span><text:span text:style-name="T8">Magdalena,14. Las Palmas de Gran Canaria. CP 35018</text:span><text:span text:style-name="T5"><text:tab/></text:span></text:p>
      <text:p text:style-name="P12"><text:tab/></text:p>
      <text:p text:style-name="P8"><text:span text:style-name="T7">DNI:</text:span><text:span text:style-name="T8">44721968D</text:span><text:span text:style-name="T7"> <text:s text:c="13"/></text:span><text:span text:style-name="T30"><text:s text:c="2"/>N</text:span><text:span text:style-name="T6">º Expediente: </text:span><text:span text:style-name="T4">7101-15-00646</text:span></text:p>
      <text:p text:style-name="P13"/>
      <text:p text:style-name="P7"><text:span text:style-name="T7">Director: </text:span><text:span text:style-name="T25">Luis Grau Fernández</text:span></text:p>
      <text:p text:style-name="P19"><text:span text:style-name="T14">Departamento: </text:span><text:span text:style-name="T3">S</text:span><text:span text:style-name="T2">istemas de Comunicación y Control</text:span></text:p>
      <text:p text:style-name="P19"><text:span text:style-name="T14">Título: </text:span><text:span text:style-name="T23">Desarrollo de un </text:span><text:span text:style-name="T24">P</text:span><text:span text:style-name="T23">ortal de </text:span><text:span text:style-name="T24">C</text:span><text:span text:style-name="T23">omercio </text:span><text:span text:style-name="T24">E</text:span><text:span text:style-name="T23">lectrónico</text:span></text:p>
      <text:p text:style-name="P10"/>
      <text:p text:style-name="P22"><text:span text:style-name="T1">Breve descripción:</text:span></text:p>
      <text:p text:style-name="P22"><text:span text:style-name="T1"/></text:p>
      <text:p text:style-name="P20"><text:span text:style-name="T21">1.- </text:span><text:span text:style-name="T20">Objetivos</text:span></text:p>
      <text:p text:style-name="P20"><text:span text:style-name="T26"/></text:p>
      <text:p text:style-name="P21"><text:span text:style-name="T27">D</text:span>esarroll<text:span text:style-name="T31">ar</text:span> un<text:span text:style-name="T31">a</text:span> web orientad<text:span text:style-name="T31">a</text:span> al comercio electrónico, <text:span text:style-name="T31">que </text:span>permit<text:span text:style-name="T31">a:</text:span> </text:p>
      <text:p text:style-name="P21"/>
      <text:list xml:id="list3957770784" text:style-name="L1">
        <text:list-item>
          <text:p text:style-name="P1">a <text:span text:style-name="T32">los </text:span><text:span text:style-name="T29">usuarios</text:span><text:span text:style-name="T31"> registrarse en el sistema, configurar sus preferencias y/o datos personales, </text:span>seleccionar artículos <text:span text:style-name="T32">o servicios</text:span>, realizar pedidos y pagos a través de una pasarela, <text:span text:style-name="T32">consultar su historial de transacciones, etc.</text:span></text:p>
        </text:list-item>
        <text:list-item>
          <text:p text:style-name="P1">al <text:span text:style-name="T28">comerciante</text:span> gestionar <text:span text:style-name="T32">todo lo relacionado con </text:span>los artículos expuestos en el portal <text:span text:style-name="T32">(características, precios, modos de envío, promociones y ofertas, etc)</text:span>.</text:p>
        </text:list-item>
      </text:list>
      <text:p text:style-name="P24"><text:span text:style-name="T12"/></text:p>
      <text:p text:style-name="P20"><text:span text:style-name="T19">2.- Método de desarrollo, fases del trabajo y fechas de realización</text:span></text:p>
      <text:p text:style-name="P25"><text:span text:style-name="T14"/></text:p>
      <text:p text:style-name="P25"><text:span text:style-name="T14">Se trabajará con una metodología de desarrollo ágil, mediante la cual se tratará de realizar un proceso iterativo de construcción y prueba, añadiendo progresivamente funcionalidad a la web, tratando también de comenzar por aquellas partes que presenten un mayor riesgo y/o incertidumbre de cara al cumplimiento de lo planificado.</text:span></text:p>
      <text:p text:style-name="P25"><text:soft-page-break/><text:span text:style-name="T14"/></text:p>
      <text:p text:style-name="P25"><text:span text:style-name="T14">A grandes rasgos, se prevé que será necesario llevar a cabo las siguientes actividades:</text:span></text:p>
      <text:p text:style-name="P25"><text:span text:style-name="T14"/></text:p>
      <text:list xml:id="list1836781561" text:style-name="L2">
        <text:list-item>
          <text:p text:style-name="P2"><text:span text:style-name="T14">Estado del arte. </text:span><text:span text:style-name="T15">Se trata de realizar las pesquisas previas orientadas a tomar el pulso a las últimas tendencias o técnicas en el ámbito de las webs comerciales como la que se desea implementar. </text:span><text:span text:style-name="T18">En esta fase también se integraría toda la formación en áreas concretas que se estime oportuno para el buen desarrollo del Proyecto.</text:span></text:p>
          <text:p text:style-name="P2"><text:span text:style-name="T15"/></text:p>
        </text:list-item>
        <text:list-item>
          <text:p text:style-name="P2"><text:span text:style-name="T14">Especificación de requisitos y análisis. </text:span><text:span text:style-name="T15">En esta etapa el objetivo es documentar con la mayor precisión posible qué se espera de la web comercial.</text:span></text:p>
          <text:p text:style-name="P2"><text:span text:style-name="T15"/></text:p>
        </text:list-item>
        <text:list-item>
          <text:p text:style-name="P2"><text:span text:style-name="T14">Diseño. </text:span><text:span text:style-name="T15">Una vez delimitado el ámbito funcional que se desea proporcionar (etapa anterior) es en esta fase donde se perfila a alto nivel, técnicamente, la solución escogida. Se trataría de detallar las clases, flujos de datos, interrelaciones, etc.</text:span></text:p>
          <text:p text:style-name="P2"><text:span text:style-name="T15"/></text:p>
        </text:list-item>
        <text:list-item>
          <text:p text:style-name="P2"><text:span text:style-name="T14">Implementación. </text:span><text:span text:style-name="T15">Traducir al lenguaje de programación escogido, de la mejor manera posible, el diseño de la fase anterior. Sería muy conveniente definir en esta fase, y antes de codificar, los diferentes test a ejecutar en la siguiente fase.</text:span></text:p>
          <text:p text:style-name="P2"><text:span text:style-name="T15"/></text:p>
        </text:list-item>
        <text:list-item>
          <text:p text:style-name="P3"><text:span text:style-name="T14">Test. </text:span><text:span text:style-name="T15">Esta etapa tiene como objetivo probar la funcionalidad implementada </text:span><text:span text:style-name="T16">y, en su caso, corregir las desviaciones del comportamiento esperado.</text:span></text:p>
          <text:p text:style-name="P3"><text:span text:style-name="T15"><text:s/></text:span></text:p>
        </text:list-item>
        <text:list-item>
          <text:p text:style-name="P2"><text:span text:style-name="T14">Preparación de documentación de cara a la defensa del Proyecto. </text:span><text:span text:style-name="T16">Esta actividad es necesariamente transversal a las demás, con el propósito de controlar la complejidad asociada a generar una Memoria del Proyecto de calidad, que refleje correctamente todas las ideas fundamentales, con un esfuerzo acotado.</text:span></text:p>
        </text:list-item>
      </text:list>
      <text:p text:style-name="P26"><text:soft-page-break/><text:span text:style-name="T14"/></text:p>
      <text:p text:style-name="P26"><text:span text:style-name="T14">Es importante destacar que las tareas enumeradas, salvo la primera de investigación previa, no tienen porqué ser </text:span><text:span text:style-name="T17">únicas, sino que para cada iteración o incremento de funcionalidad seguirían aproximadamente dicho</text:span><text:span text:style-name="T14"> orden secuencial.</text:span></text:p>
      <text:p text:style-name="P26"><text:span text:style-name="T14"/></text:p>
      <text:p text:style-name="P28"><text:span text:style-name="T14">En cuanto a las fechas</text:span><text:span text:style-name="T18">, también a rasgos aproximados, serían las siguientes: La primera fase de investigación y formación se desarrollará de Septiembre 2018 a Diciembre 2018, mientras que las etapas de definición de requisitos, análisis, diseño, implementación y prueba de cada funcionalidad básica que se considere se desarrollarán desde Enero 2019 a Mayo 2019, dejando margen para cuestiones finales varias y defensa del Proyecto durante Junio 2019.</text:span></text:p>
      <text:p text:style-name="P23"><text:span text:style-name="T14"/></text:p>
      <text:p text:style-name="P20"><text:span text:style-name="T21">3.- Medios a utilizar y breve justificación de la pertinencia de los mismos</text:span></text:p>
      <text:p text:style-name="P27"><text:span text:style-name="T22"/></text:p>
      <text:list xml:id="list185442170028561" text:continue-list="list3957770784" text:style-name="L1">
        <text:list-header>
          <text:p text:style-name="P29">En cuanto a los medios que se utilizarán para el desarrollo del portal, destacar que se pretende construir el sistema desde cero, prescindiendo de herramientas o plataformas de desarrollo de webs comerciales existentes (p.ej. Magento).</text:p>
        </text:list-header>
      </text:list>
      <text:p text:style-name="P30"/>
      <text:p text:style-name="P30">Se valorará el uso de tecnología Java dado el conocimiento previo del desarrollador de este lenguaje.</text:p>
      <text:p text:style-name="P15"/>
      <text:p text:style-name="P15"/>
      <text:p text:style-name="P15"/>
      <text:p text:style-name="P17">En <text:span text:style-name="T3">Las Palmas de Gran Canaria</text:span>, a <text:span text:style-name="T3">26</text:span> de <text:span text:style-name="T3">Junio</text:span> de <text:span text:style-name="T2">20</text:span><text:span text:style-name="T3">18</text:span>.</text:p>
      <text:p text:style-name="P15"/>
      <text:p text:style-name="P15"/>
      <text:p text:style-name="P15"/>
      <text:p text:style-name="P4"><text:span text:style-name="T5">Firmado: el Estudiante <text:s text:c="15"/>Firmado: el Director <text:s text:c="13"/></text:span></text:p>
      <text:p text:style-name="P14"/>
      <text:p text:style-name="P14"/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Verdana" svg:font-family="Verdana, Geneva, sans-serif"/>
    <style:font-face style:name="trebuchet ms" svg:font-family="'trebuchet ms', arial, sans-serif"/>
    <style:font-face style:name="Courier New" svg:font-family="'Courier New'" style:font-family-generic="modern"/>
    <style:font-face style:name="Arial2" svg:font-family="Arial" style:font-family-generic="swiss"/>
    <style:font-face style:name="ArialMT" svg:font-family="ArialMT, 'MS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23cm" loext:contextual-spacing="false" fo:line-height="150%" fo:text-align="justify" style:justify-single-word="false" fo:orphans="2" fo:widows="2" fo:text-indent="0.501cm" style:auto-text-indent="false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ivel_20_1_20_bolas" style:display-name="Nivel 1 bolas" style:family="paragraph" style:parent-style-name="Standard" style:list-style-name="WW8Num1">
      <style:paragraph-properties fo:line-height="150%" fo:orphans="0" fo:widows="0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Endnote" style:family="paragraph" style:parent-style-name="Standard" style:class="extra">
      <style:paragraph-properties fo:margin-left="0cm" fo:margin-right="0cm" fo:line-height="150%" fo:orphans="0" fo:widows="0" fo:text-indent="0.501cm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x._20_normal" style:display-name="Tx. normal" style:family="paragraph" style:parent-style-name="Standard">
      <style:paragraph-properties fo:margin-left="0.501cm" fo:margin-right="0cm" fo:margin-top="0cm" fo:margin-bottom="0.212cm" loext:contextual-spacing="false" fo:line-height="100%" fo:text-indent="0.501cm" style:auto-text-indent="false"/>
      <style:text-properties style:font-name="Times New Roman" fo:font-family="'Times New Roman'" style:font-family-generic="roman" style:font-pitch="variable" style:rfc-language-tag="es-ES-u-co-trad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dnote_20_Symbol" style:display-name="Endnote Symbol" style:family="text">
      <style:text-properties style:text-position="super 58%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cm" fo:margin-left="3.501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as-char" svg:width="3.997cm" svg:height="1.91cm" draw:z-index="2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1" style:display-name="Convertir 1" style:page-layout-name="Mpm1">
      <style:header>
        <text:p text:style-name="MP1"><draw:frame draw:style-name="Mfr2" draw:name="Imagen5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6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2" style:display-name="Convertir 2" style:page-layout-name="Mpm1">
      <style:header>
        <text:p text:style-name="MP1"><draw:frame draw:style-name="Mfr2" draw:name="Imagen8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7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3" style:display-name="Convertir 3" style:page-layout-name="Mpm1">
      <style:header>
        <text:p text:style-name="MP1"><draw:frame draw:style-name="Mfr2" draw:name="Imagen10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9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4" style:display-name="Convertir 4" style:page-layout-name="Mpm1">
      <style:header>
        <text:p text:style-name="MP1"><draw:frame draw:style-name="Mfr2" draw:name="Imagen12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11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5" style:display-name="Convertir 5" style:page-layout-name="Mpm1">
      <style:header>
        <text:p text:style-name="MP1"><draw:frame draw:style-name="Mfr2" draw:name="Imagen14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13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6" style:display-name="Convertir 6" style:page-layout-name="Mpm1">
      <style:header>
        <text:p text:style-name="MP1"><draw:frame draw:style-name="Mfr2" draw:name="Imagen16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15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7" style:display-name="Convertir 7" style:page-layout-name="Mpm2">
      <style:header>
        <text:p text:style-name="MP1"><draw:frame draw:style-name="Mfr1" draw:name="Imagen17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8" style:display-name="Convertir 8" style:page-layout-name="Mpm1">
      <style:header>
        <text:p text:style-name="MP1"><draw:frame draw:style-name="Mfr2" draw:name="Imagen18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19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  <style:master-page style:name="Convertir_20_9" style:display-name="Convertir 9" style:page-layout-name="Mpm1">
      <style:header>
        <text:p text:style-name="MP1"><draw:frame draw:style-name="Mfr2" draw:name="Imagen21" text:anchor-type="char" svg:x="-10.43cm" svg:y="13.721cm" svg:width="22.435cm" svg:height="22.913cm" draw:z-index="0"><draw:image xlink:href="Pictures/100000000000059E000005B9D82C495322A47BE0.png" xlink:type="simple" xlink:show="embed" xlink:actuate="onLoad" loext:mime-type="image/png"/></draw:frame><draw:frame draw:style-name="Mfr1" draw:name="Imagen20" text:anchor-type="as-char" svg:width="3.997cm" svg:height="1.91cm" draw:z-index="0"><draw:image xlink:href="Pictures/10000000000001EE000000EC8E9BB23652E42597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5-08-25T07:23:00</meta:creation-date>
    <dc:date>2018-06-26T18:54:40.721000000</dc:date>
    <meta:print-date>2005-12-05T17:18:00</meta:print-date>
    <meta:editing-cycles>9</meta:editing-cycles>
    <meta:editing-duration>PT51M4S</meta:editing-duration>
    <meta:generator>LibreOffice/6.0.3.2$Windows_X86_64 LibreOffice_project/8f48d515416608e3a835360314dac7e47fd0b821</meta:generator>
    <meta:document-statistic meta:table-count="0" meta:image-count="18" meta:object-count="0" meta:page-count="3" meta:paragraph-count="44" meta:word-count="617" meta:character-count="4097" meta:non-whitespace-character-count="3467"/>
  </office:meta>
</office:document-meta>
</file>